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Liberal sherif" svg:font-family="'Liberal sherif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roxima Nova" svg:font-family="'Proxima Nova', sans-serif"/>
    <style:font-face style:name="arial" svg:font-family="arial" style:font-family-generic="swiss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l sherif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20%" style:writing-mode="lr-tb"/>
      <style:text-properties fo:color="#000000" loext:opacity="100%" style:font-name="Liberal sh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20%" style:writing-mode="lr-tb"/>
      <style:text-properties fo:color="#000000" loext:opacity="100%" style:font-name="Liberal sherif" fo:font-size="16pt" style:text-underline-style="solid" style:text-underline-width="auto" style:text-underline-color="font-color" fo:font-weight="normal" officeooo:rsid="0007fae3" officeooo:paragraph-rsid="0007fae3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20%" style:writing-mode="lr-tb"/>
      <style:text-properties fo:color="#000000" loext:opacity="100%" style:font-name="Liberal sherif" fo:font-size="16pt" style:text-underline-style="none" fo:font-weight="normal" officeooo:rsid="0007fae3" officeooo:paragraph-rsid="0007fae3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20%" style:writing-mode="lr-tb"/>
      <style:text-properties fo:color="#000000" loext:opacity="100%" style:font-name="Liberal sherif" fo:font-size="16pt" style:text-underline-style="none" fo:font-weight="normal" officeooo:rsid="0008ca64" officeooo:paragraph-rsid="0008ca64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20%" style:writing-mode="lr-tb"/>
      <style:text-properties fo:color="#000000" loext:opacity="100%" style:font-name="Liberal sherif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text-properties style:font-name="Liberation Serif" fo:font-size="16pt" fo:font-weight="normal" officeooo:rsid="0007fae3" officeooo:paragraph-rsid="0007fae3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style:text-line-through-style="none" style:text-line-through-type="none" fo:font-style="normal" style:text-underline-style="none" officeooo:rsid="0008ca64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font-style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officeooo:rsid="0008ca64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Proxima Nova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22207f4-7fff-3688-5ba8-e01d2f262ffc"/>LUDMANN Dorian</text:p>
      <text:p text:style-name="P1">MERIT Juliann</text:p>
      <text:p text:style-name="P2"><text:span text:style-name="T1">BARRY Ibrahima</text:span></text:p>
      <text:p text:style-name="P6"><text:span text:style-name="T1"/></text:p>
      <text:p text:style-name="P3"><text:span text:style-name="T3">I – La stratégie de l’IA</text:span></text:p>
      <text:p text:style-name="P5"><text:span text:style-name="T3"/></text:p>
      <text:p text:style-name="P3"><text:span text:style-name="T3">II – Fonctions ajoutées</text:span></text:p>
      <text:p text:style-name="P4"><text:span text:style-name="T3"/></text:p>
      <text:p text:style-name="P3"><text:span text:style-name="T3">III – </text:span><text:span text:style-name="T4">Etat du rendu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Liberal sherif" svg:font-family="'Liberal sherif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roxima Nova" svg:font-family="'Proxima Nova', sans-serif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Liberation Serif" fo:font-size="16pt" fo:font-weight="normal" officeooo:rsid="0007fae3" officeooo:paragraph-rsid="0007fae3" style:font-size-asian="16pt" style:font-weight-asian="normal" style:font-size-complex="16pt" style:font-weight-complex="normal"/>
    </style:style>
    <style:style style:name="MT1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docs-internal-guid-76ebca9f-7fff-c39a-405b-f8e017238f83"/><text:span text:style-name="MT1">SAE 1.02 Comparaison d’approches algorithmiqu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0:57:15.271487637</meta:creation-date>
    <dc:date>2023-01-19T11:27:04.745566646</dc:date>
    <meta:editing-duration>PT8M59S</meta:editing-duration>
    <meta:editing-cycles>1</meta:editing-cycles>
    <meta:document-statistic meta:table-count="0" meta:image-count="0" meta:object-count="0" meta:page-count="1" meta:paragraph-count="7" meta:word-count="23" meta:character-count="154" meta:non-whitespace-character-count="135"/>
    <meta:generator>LibreOffice/7.3.7.2$Linux_X86_64 LibreOffice_project/30$Build-2</meta:generator>
  </office:meta>
</office:document-meta>
</file>